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aab8d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paragraph-rsid="001816a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officeooo:rsid="0055af18" officeooo:paragraph-rsid="001816a6" style:font-size-asian="12pt" style:font-size-complex="12pt"/>
    </style:style>
    <style:style style:name="P5" style:family="paragraph" style:parent-style-name="Text_20_body">
      <style:text-properties style:font-name="Calibri" fo:font-size="12pt" officeooo:paragraph-rsid="001685d5" style:font-size-asian="12pt" style:font-size-complex="12pt"/>
    </style:style>
    <style:style style:name="P6" style:family="paragraph" style:parent-style-name="Text_20_body">
      <style:text-properties style:font-name="Calibri" fo:font-size="12pt" officeooo:rsid="001816a6" officeooo:paragraph-rsid="001816a6" style:font-size-asian="12pt" style:font-size-complex="12pt"/>
    </style:style>
    <style:style style:name="P7" style:family="paragraph" style:parent-style-name="Standard">
      <style:paragraph-properties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816a6" style:font-size-asian="12pt" style:font-size-complex="12pt"/>
    </style:style>
    <style:style style:name="P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816a6" style:font-size-asian="12pt" style:font-size-complex="12pt"/>
    </style:style>
    <style:style style:name="P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c117b" style:font-size-asian="12pt" style:font-size-complex="12pt"/>
    </style:style>
    <style:style style:name="P1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aab8d" style:font-size-asian="12pt" style:font-size-complex="12pt"/>
    </style:style>
    <style:style style:name="P11" style:family="paragraph" style:parent-style-name="Standard">
      <style:text-properties style:font-name="Calibri" fo:font-size="12pt" officeooo:paragraph-rsid="002aab8d" style:font-size-asian="12pt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fo:font-weight="bold" officeooo:rsid="0055af18" officeooo:paragraph-rsid="001e62e2" style:font-size-asian="12pt" style:font-size-complex="12pt"/>
    </style:style>
    <style:style style:name="P1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style:text-underline-style="solid" style:text-underline-width="auto" style:text-underline-color="font-color" fo:font-weight="bold" officeooo:rsid="001d4d2d" officeooo:paragraph-rsid="001d4d2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926cm"/>
          <style:tab-stop style:position="7.938cm"/>
        </style:tab-stops>
      </style:paragraph-properties>
      <style:text-properties fo:color="#000000" loext:opacity="100%" style:text-position="0% 100%" style:font-name="Calibri" fo:font-size="12pt" style:text-underline-style="solid" style:text-underline-width="auto" style:text-underline-color="font-color" fo:font-weight="bold" officeooo:rsid="0055af18" officeooo:paragraph-rsid="001816a6" style:font-name-asian="Times-Roman" style:font-size-asian="12pt" style:font-weight-asian="bold" style:font-name-complex="Times-Roman" style:font-size-complex="12pt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sub 58%" officeooo:rsid="0020e464" officeooo:paragraph-rsid="001e62e2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19" style:family="paragraph" style:parent-style-name="Titulo">
      <style:text-properties fo:font-variant="normal" fo:text-transform="none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aab8d" style:text-blinking="false" fo:background-color="transparent" loext:padding="0cm" loext:border="none"/>
    </style:style>
    <style:style style:name="P21" style:family="paragraph" style:parent-style-name="Text_20_body">
      <style:text-properties fo:color="#336633" loext:opacity="100%" fo:font-size="14pt" style:font-size-asian="14pt" style:font-size-complex="14pt"/>
    </style:style>
    <style:style style:name="P22" style:family="paragraph" style:parent-style-name="Text_20_body">
      <style:text-properties officeooo:paragraph-rsid="0026345a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26345a"/>
    </style:style>
    <style:style style:name="P24" style:family="paragraph" style:parent-style-name="Notas_20_Informativas">
      <style:text-properties officeooo:paragraph-rsid="0026345a"/>
    </style:style>
    <style:style style:name="P25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aab8d" style:font-size-asian="24pt" style:font-weight-asian="bold" style:font-size-complex="24pt" style:font-weight-complex="bold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8" style:family="paragraph" style:parent-style-name="Standard">
      <style:text-properties style:font-name="DejaVu Sans" fo:font-size="10pt" style:font-size-asian="10pt" style:font-size-complex="10pt"/>
    </style:style>
    <style:style style:name="P2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d56ba" loext:opacity="100%" style:text-position="0% 100%" style:font-name="Calibri" fo:font-size="12pt" officeooo:rsid="001816a6" officeooo:paragraph-rsid="001816a6" style:font-name-asian="Times-Roman" style:font-size-asian="12pt" style:font-name-complex="Times-Roman" style:font-size-complex="12pt"/>
    </style:style>
    <style:style style:name="P30" style:family="paragraph" style:parent-style-name="Standard">
      <style:text-properties officeooo:paragraph-rsid="002aab8d"/>
    </style:style>
    <style:style style:name="P31" style:family="paragraph" style:parent-style-name="Standard" style:master-page-name="First_20_Page">
      <style:paragraph-properties style:page-number="auto"/>
      <style:text-properties officeooo:paragraph-rsid="002aab8d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Heading_20_1">
      <style:text-properties officeooo:paragraph-rsid="0026345a"/>
    </style:style>
    <style:style style:name="P34" style:family="paragraph" style:parent-style-name="Text_20_body">
      <style:text-properties fo:color="#336633" loext:opacity="100%" fo:font-size="14pt" style:font-size-asian="14pt" style:font-size-complex="14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aab8d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style:font-name="Calibri" fo:font-size="12pt" style:font-size-asian="12pt" style:font-size-complex="12pt"/>
    </style:style>
    <style:style style:name="T11" style:family="text">
      <style:text-properties style:font-name="Calibri" fo:font-size="12pt" officeooo:rsid="001816a6" style:font-size-asian="12pt" style:font-size-complex="12pt"/>
    </style:style>
    <style:style style:name="T12" style:family="text">
      <style:text-properties officeooo:rsid="001816a6"/>
    </style:style>
    <style:style style:name="T13" style:family="text">
      <style:text-properties fo:color="#3f5214" loext:opacity="100%" style:text-position="0% 100%" style:font-name-asian="Times-Roman" style:font-name-complex="Times-Roman"/>
    </style:style>
    <style:style style:name="T14" style:family="text">
      <style:text-properties fo:color="#3f5214" loext:opacity="100%" style:text-position="0% 100%" officeooo:rsid="0020e464" style:font-name-asian="Times-Roman" style:font-name-complex="Times-Roman"/>
    </style:style>
    <style:style style:name="T15" style:family="text">
      <style:text-properties fo:color="#000000" loext:opacity="100%" style:text-position="0% 100%" style:font-name-asian="Times-Roman" style:font-name-complex="Times-Roman"/>
    </style:style>
    <style:style style:name="T16" style:family="text">
      <style:text-properties fo:color="#000000" loext:opacity="100%" style:text-position="0% 100%" officeooo:rsid="00572f51" style:font-name-asian="Times-Roman" style:font-name-complex="Times-Roman"/>
    </style:style>
    <style:style style:name="T17" style:family="text">
      <style:text-properties fo:color="#000000" loext:opacity="100%" style:text-position="0% 100%" officeooo:rsid="001816a6" style:font-name-asian="Times-Roman" style:font-name-complex="Times-Roman"/>
    </style:style>
    <style:style style:name="T18" style:family="text">
      <style:text-properties fo:color="#000000" loext:opacity="100%" style:text-position="0% 100%" style:text-underline-style="solid" style:text-underline-width="auto" style:text-underline-color="font-color" fo:font-weight="bold" officeooo:rsid="001816a6" style:font-name-asian="Times-Roman" style:font-weight-asian="bold" style:font-name-complex="Times-Roman" style:font-weight-complex="bold"/>
    </style:style>
    <style:style style:name="T19" style:family="text">
      <style:text-properties fo:color="#000000" loext:opacity="100%" style:text-position="0% 100%" style:text-underline-style="none" fo:font-weight="bold" officeooo:rsid="001816a6" style:font-name-asian="Times-Roman" style:font-weight-asian="bold" style:font-name-complex="Times-Roman" style:font-weight-complex="bold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f90000" loext:opacity="100%" style:text-position="0% 100%" style:font-name-asian="Times-Roman" style:font-name-complex="Times-Roman"/>
    </style:style>
    <style:style style:name="T22" style:family="text">
      <style:text-properties fo:color="#0d56ba" loext:opacity="100%" style:text-position="0% 100%" style:font-name-asian="Times-Roman" style:font-name-complex="Times-Roman"/>
    </style:style>
    <style:style style:name="T23" style:family="text">
      <style:text-properties fo:color="#0d56ba" loext:opacity="100%" style:text-position="0% 100%" officeooo:rsid="001816a6" style:font-name-asian="Times-Roman" style:font-name-complex="Times-Roman"/>
    </style:style>
    <style:style style:name="T24" style:family="text">
      <style:text-properties officeooo:rsid="00186480"/>
    </style:style>
    <style:style style:name="T25" style:family="text">
      <style:text-properties officeooo:rsid="0019a8cf"/>
    </style:style>
    <style:style style:name="T26" style:family="text">
      <style:text-properties officeooo:rsid="001c117b"/>
    </style:style>
    <style:style style:name="T27" style:family="text">
      <style:text-properties fo:color="#1155cc" loext:opacity="100%" style:text-underline-style="solid" style:text-underline-width="auto" style:text-underline-color="font-color"/>
    </style:style>
    <style:style style:name="T28" style:family="text">
      <style:text-properties officeooo:rsid="002332ea"/>
    </style:style>
    <style:style style:name="T2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5"/>
          <text:p text:style-name="P25"><text:user-field-get text:name="Modulo">Computer Systems</text:user-field-get></text:p>
          <text:p text:style-name="P25">CFGS DAW</text:p>
        </draw:text-box>
      </draw:frame>
      <text:p text:style-name="P31"/>
      <text:p text:style-name="P30"/>
      <text:p text:style-name="P30"/>
      <text:p text:style-name="P30"/>
      <text:p text:style-name="P26"><text:span text:style-name="T6">Computer Systems – </text:span><text:span text:style-name="T7">Activities 2</text:span><text:span text:style-name="T8"><text:line-break/></text:span><text:span text:style-name="T9">UD 02. </text:span><text:span text:style-name="T20"><text:user-field-get text:name="Tema">Functional elements of a computer</text:user-field-get></text:span></text:p>
      <text:p text:style-name="P20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17"><text:s/>Sergio García / Alfredo Oltra</text:p>
      <text:p text:style-name="P1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7">s</text:span></text:a></text:p>
      <text:p text:style-name="P2"><text:a xlink:type="simple" xlink:href="mailto:alfredo.oltra@ceedcv.es" text:style-name="Internet_20_link" text:visited-style-name="Visited_20_Internet_20_Link"><text:span text:style-name="T10">alfredo.oltra</text:span></text:a><text:a xlink:type="simple" xlink:href="mailto:alfredo.oltra@ceedcv.es" text:style-name="Internet_20_link" text:visited-style-name="Visited_20_Internet_20_Link"><text:span text:style-name="T10">@</text:span></text:a><text:a xlink:type="simple" xlink:href="mailto:alfredo.oltra@ceedcv.es" text:style-name="Internet_20_link" text:visited-style-name="Visited_20_Internet_20_Link"><text:span text:style-name="T10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18">20<text:span text:style-name="T28">22</text:span>/20<text:span text:style-name="T29">2</text:span><text:span text:style-name="T28">3</text:span></text:p>
      <text:p text:style-name="P10"><text:tab/><text:tab/><text:tab/><text:tab/><text:tab/><text:tab/><text:tab/><text:tab/><text:tab/><text:tab/>Versión:<text:date style:data-style-name="N104" text:date-value="2022-06-02T15:59:18.944411901">220602</text:date>.<text:time style:data-style-name="N105" text:time-value="2022-06-02T15:59:18.944601123">1559</text:time></text:p>
      <text:p text:style-name="P11"/>
      <text:p text:style-name="P21"/>
      <text:p text:style-name="P21"><text:soft-page-break/>Licencia</text:p>
      <text:p text:style-name="Standard"/>
      <text:p text:style-name="P27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2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P22"/>
      <text:p text:style-name="P24"><text:span text:style-name="T3"> </text:span>Importante</text:p>
      <text:p text:style-name="P23"/>
      <text:p text:style-name="P24"><text:span text:style-name="T3"> </text:span>Atención</text:p>
      <text:p text:style-name="P23"/>
      <text:p text:style-name="P24"><text:span text:style-name="T3"></text:span> <text:s/>Interesante</text:p>
      <text:h text:style-name="P33" text:outline-level="1" text:is-list-header="true"/>
      <text:p text:style-name="P32"/>
      <text:p text:style-name="Titulo">UD0<text:user-field-get text:name="NumeroTema">2</text:user-field-get>. <text:user-field-get text:name="Tema">Functional elements of a computer</text:user-field-get></text:p>
      <text:p text:style-name="P19">Activities-<text:span text:style-name="T25">2</text:span></text:p>
      <text:p text:style-name="Titulo"/>
      <text:p text:style-name="Text_20_body"><text:span text:style-name="T24">(</text:span>Exercise 1<text:span text:style-name="T24">) </text:span><text:span text:style-name="T11">We have a computer with this instruction set:</text:span></text:p>
      <text:p text:style-name="P4"/>
      <text:p text:style-name="P14"><text:span text:style-name="T12">Code</text:span><text:tab/>Instruction<text:tab/>Descrip<text:span text:style-name="T12">t</text:span>ion</text:p>
      <text:p text:style-name="P3"><text:span text:style-name="T13">ENT </text:span><text:span text:style-name="T15">M(m)<text:tab/><text:tab/><text:tab/></text:span><text:span text:style-name="T13">000</text:span><text:span text:style-name="T15">mmmmm<text:tab/><text:tab/></text:span><text:span text:style-name="T17">Read data from keyboard to memory.</text:span></text:p>
      <text:p text:style-name="P3"><text:span text:style-name="T13">SAL </text:span><text:span text:style-name="T15">M(m)<text:tab/><text:tab/><text:tab/></text:span><text:span text:style-name="T13">001</text:span><text:span text:style-name="T15">mmmmm<text:tab/><text:tab/></text:span><text:span text:style-name="T17">Show data on screen from memory.</text:span></text:p>
      <text:p text:style-name="P3"><text:span text:style-name="T13">CAR </text:span><text:span text:style-name="T15">R0, M(m)<text:tab/><text:tab/><text:tab/></text:span><text:span text:style-name="T13">010</text:span><text:span text:style-name="T15">mmmmm<text:tab/><text:tab/></text:span><text:span text:style-name="T17">Store content <text:s/>a memory address in <text:tab/><text:tab/><text:tab/><text:tab/><text:tab/><text:tab/><text:tab/><text:tab/><text:tab/>register R0.</text:span></text:p>
      <text:p text:style-name="P3"><text:span text:style-name="T13">ALM </text:span><text:span text:style-name="T15">M(m), R0 <text:tab/><text:tab/></text:span><text:span text:style-name="T13">011</text:span><text:span text:style-name="T15">mmmmm<text:tab/><text:tab/></text:span><text:span text:style-name="T17">Store content of R0 in a memory <text:tab/><text:tab/><text:tab/><text:tab/><text:tab/><text:tab/><text:tab/><text:tab/><text:tab/><text:tab/>address.</text:span></text:p>
      <text:p text:style-name="P3"><text:span text:style-name="T13">MOV </text:span><text:span text:style-name="T21">Rx</text:span><text:span text:style-name="T15">, </text:span><text:span text:style-name="T22">Ry<text:tab/><text:tab/><text:tab/></text:span><text:span text:style-name="T13">1000</text:span><text:span text:style-name="T21">xx</text:span><text:span text:style-name="T22">yy<text:tab/><text:tab/></text:span><text:span text:style-name="T16">Cop</text:span><text:span text:style-name="T17">y content of RY to RX </text:span><text:span text:style-name="T18">(X, Y are </text:span><text:span text:style-name="T19"><text:tab/><text:tab/><text:tab/><text:tab/><text:tab/><text:tab/><text:tab/><text:tab/><text:tab/></text:span><text:span text:style-name="T18">register numbers).</text:span><text:span text:style-name="T16"> </text:span></text:p>
      <text:p text:style-name="P3"><text:span text:style-name="T13">SUM </text:span><text:span text:style-name="T21">Rx</text:span><text:span text:style-name="T15">, </text:span><text:span text:style-name="T22">Ry<text:tab/><text:tab/><text:tab/></text:span><text:span text:style-name="T13">1001</text:span><text:span text:style-name="T21">xx</text:span><text:span text:style-name="T22">yy<text:tab/><text:tab/></text:span><text:span text:style-name="T23">Add</text:span><text:span text:style-name="T16"> RX+RY </text:span><text:span text:style-name="T17">and it is stored in RX.</text:span></text:p>
      <text:p text:style-name="P3"><text:span text:style-name="T13">RES </text:span><text:span text:style-name="T21">Rx</text:span><text:span text:style-name="T15">, </text:span><text:span text:style-name="T22">Ry <text:tab/><text:tab/><text:tab/></text:span><text:span text:style-name="T13">1010</text:span><text:span text:style-name="T21">xx</text:span><text:span text:style-name="T22">yy<text:tab/><text:tab/></text:span><text:span text:style-name="T23">Subtract</text:span><text:span text:style-name="T16"> RX-R</text:span><text:span text:style-name="T17">Y and it is stored in RX.</text:span></text:p>
      <text:p text:style-name="P3"><text:span text:style-name="T13">MUL </text:span><text:span text:style-name="T21">Rx</text:span><text:span text:style-name="T15">, </text:span><text:span text:style-name="T22">Ry <text:tab/><text:tab/><text:tab/></text:span><text:span text:style-name="T14">10</text:span><text:span text:style-name="T13">11</text:span><text:span text:style-name="T21">xx</text:span><text:span text:style-name="T22">yy<text:tab/><text:tab/></text:span><text:span text:style-name="T16">Multipl</text:span><text:span text:style-name="T17">y</text:span><text:span text:style-name="T16"> RX * RY </text:span><text:span text:style-name="T17">and it is stored in RX</text:span><text:span text:style-name="T16">.</text:span></text:p>
      <text:p text:style-name="P3"><text:span text:style-name="T13">DIV </text:span><text:span text:style-name="T21">Rx</text:span><text:span text:style-name="T15">,</text:span><text:span text:style-name="T22">Ry<text:tab/><text:tab/><text:tab/></text:span><text:span text:style-name="T13">1100</text:span><text:span text:style-name="T21">xx</text:span><text:span text:style-name="T22">yy<text:tab/><text:tab/></text:span><text:span text:style-name="T16">Divide RX / RY </text:span><text:span text:style-name="T17">and it is stored in RX.</text:span><text:span text:style-name="T15"><text:tab/></text:span></text:p>
      <text:p text:style-name="P29"/>
      <text:p text:style-name="P5"/>
      <text:p text:style-name="P6">Following the instruction sequence:</text:p>
      <text:p text:style-name="P12">00001011(A)<text:tab/>00001100(B) 00010001(C) 00011100(D) 01001011 10000100 01011100 10001100 01010001 10001000 10111110 10101101 01001100 10001000 10011110 01010001 10001000 11001110 <text:tab/>10000011 <text:tab/>01101101 <text:tab/>00101101</text:p>
      <text:p text:style-name="P15"/>
      <text:p text:style-name="P7">Where A, B, C, D represents the input using the keyboard and their values are:</text:p>
      <text:p text:style-name="P8"><text:tab/>A=1</text:p>
      <text:p text:style-name="P8"><text:tab/>B=2</text:p>
      <text:p text:style-name="P8"><text:tab/>C=3</text:p>
      <text:p text:style-name="P8"><text:tab/>D=4</text:p>
      <text:p text:style-name="P8"/>
      <text:p text:style-name="P8">a) <text:span text:style-name="T26">What</text:span> is the formula associated to A, B, C, D?</text:p>
      <text:p text:style-name="P9">b) <text:span text:style-name="T26">What</text:span> is the result shown on screen?</text:p>
      <text:p text:style-name="P9">c) <text:span text:style-name="T26">What</text:span> is the state of memory?</text:p>
      <text:p text:style-name="P8">d) If Program Counter (PC) initial value was 258… Which is it actual value?</text:p>
      <text:p text:style-name="P8">e) How many registers of general purpose (RX) has our architecture?</text:p>
      <text:p text:style-name="P8"/>
      <text:p text:style-name="P13">Share your solution and your doubts in the forum!!! If a classmate has problems with it, try to help hi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officeooo:rsid="001816a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3H57M25S</meta:editing-duration>
    <meta:editing-cycles>26</meta:editing-cycles>
    <meta:generator>LibreOffice/7.3.3.2$Linux_X86_64 LibreOffice_project/30$Build-2</meta:generator>
    <dc:title>Plantilla CEED</dc:title>
    <meta:initial-creator>Alfredo Oltra Orengo</meta:initial-creator>
    <dc:date>2022-06-02T15:59:18.072270556</dc:date>
    <meta:print-date>2016-10-06T08:32:58.252000000</meta:print-date>
    <meta:document-statistic meta:table-count="0" meta:image-count="2" meta:object-count="0" meta:page-count="4" meta:paragraph-count="46" meta:word-count="354" meta:character-count="2214" meta:non-whitespace-character-count="1817"/>
  </office:meta>
</office:document-meta>
</file>